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1.31cm" dr3d:backface-culling="enabled" dr3d:close-front="true" dr3d:close-back="true" dr3d:normals-kind="fla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4a4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4a4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3" dr3d:edge-rounding="10%" dr3d:back-scale="100%" dr3d:end-angle="3600" dr3d:backface-culling="enabled" dr3d:close-front="true" dr3d:close-back="true" dr3d:normals-kind="flat" dr3d:normals-direction="inverse" dr3d:texture-filter="enabled" dr3d:diffuse-color="#00b8ff" dr3d:emissive-color="#000000" dr3d:specular-color="#ffffff" dr3d:shininess="15%" dr3d:shadow="hidden"/>
    </style:style>
    <style:style style:name="gr6" style:family="graphic" style:parent-style-name="standard">
      <style:graphic-properties draw:stroke="none" svg:stroke-width="0cm" svg:stroke-color="#000000" draw:marker-start="" draw:marker-start-center="false" draw:marker-end=""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950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7cm" dr3d:backface-culling="enabled" dr3d:close-front="true" dr3d:close-back="true" dr3d:normals-kind="object" dr3d:normals-direction="inverse" dr3d:texture-generation-mode-x="parallel" dr3d:texture-generation-mode-y="parallel" dr3d:texture-filter="enabled" dr3d:diffuse-color="#00b8ff" dr3d:emissive-color="#0000ff" dr3d:specular-color="#4c4c4c" dr3d:shininess="15%" dr3d:shadow="hidden"/>
    </style:style>
    <style:style style:name="gr8" style:family="graphic" style:parent-style-name="standard">
      <style:graphic-properties draw:stroke="none" svg:stroke-width="0cm" draw:fill-color="#7aa3cc" draw:shadow="hidden" dr3d:depth="0.978cm" dr3d:close-front="true" dr3d:close-back="true" dr3d:texture-generation-mode-x="parallel" dr3d:texture-generation-mode-y="parallel"/>
    </style:style>
    <style:style style:name="gr9" style:family="graphic" style:parent-style-name="standard">
      <style:graphic-properties draw:stroke="none" svg:stroke-width="0cm" draw:marker-start-width="0cm" draw:marker-end-width="0cm" draw:fill="solid" draw:fill-color="#000000" draw:shadow="hidden" dr3d:depth="0.978cm" dr3d:close-front="false" dr3d:close-back="false" dr3d:texture-generation-mode-x="parallel" dr3d:texture-generation-mode-y="parallel"/>
    </style:style>
    <style:style style:name="gr10" style:family="graphic" style:parent-style-name="standard">
      <style:graphic-properties draw:stroke="none" draw:stroke-dash="Dash_20_1" svg:stroke-width="0cm" svg:stroke-color="#000000" draw:marker-start="" draw:marker-start-center="false" draw:marker-end=""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Dash_20_1" svg:stroke-width="0cm" svg:stroke-color="#000000" draw:marker-start="" draw:marker-start-center="false" draw:marker-end=""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8" dr3d:edge-rounding="10%" dr3d:back-scale="100%" dr3d:end-angle="3600" dr3d:backface-culling="enabled" dr3d:close-front="true" dr3d:close-back="true" dr3d:normals-kind="object" dr3d:normals-direction="inverse" dr3d:texture-filter="enabled" dr3d:diffuse-color="#00b8ff" dr3d:emissive-color="#800000" dr3d:specular-color="#ffffff" dr3d:shininess="15%" dr3d:shadow="hidden"/>
    </style:style>
    <style:style style:name="gr12" style:family="graphic" style:parent-style-name="standard">
      <style:graphic-properties draw:stroke="none" draw:stroke-dash="Dash_20_1" svg:stroke-width="0cm" svg:stroke-color="#000000" draw:marker-start="" draw:marker-start-center="false" draw:marker-end="" draw:marker-end-center="false" svg:stroke-opacity="100%" draw:stroke-linejoin="round" draw:fill="solid" draw:fill-color="#6b8f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filter="enabled" dr3d:diffuse-color="#00b8ff" dr3d:emissive-color="#800000" dr3d:specular-color="#ffffff" dr3d:shininess="15%" dr3d:shadow="hidden"/>
    </style:style>
    <style:style style:name="gr13" style:family="graphic" style:parent-style-name="standard">
      <style:graphic-properties draw:stroke="none" draw:stroke-dash="Dash_20_1" svg:stroke-width="0cm" svg:stroke-color="#000000" draw:marker-start="" draw:marker-start-width="0cm" draw:marker-start-center="false" draw:marker-end="" draw:marker-end-width="0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filter="enabled" dr3d:diffuse-color="#00b8ff" dr3d:emissive-color="#800000" dr3d:specular-color="#ffffff" dr3d:shininess="15%" dr3d:shadow="hidden"/>
    </style:style>
    <style:style style:name="gr14" style:family="graphic" style:parent-style-name="standard">
      <style:graphic-properties draw:stroke="none" draw:stroke-dash="Dash_20_1" svg:stroke-width="0cm" svg:stroke-color="#000000" draw:marker-start="" draw:marker-start-center="false" draw:marker-end="" draw:marker-end-center="false" svg:stroke-opacity="100%" draw:stroke-linejoin="round" draw:fill="solid" draw:fill-color="#1f29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filter="enabled" dr3d:diffuse-color="#00b8ff" dr3d:emissive-color="#800000" dr3d:specular-color="#ffffff" dr3d:shininess="15%" dr3d:shadow="hidden"/>
    </style:style>
    <style:style style:name="gr15" style:family="graphic" style:parent-style-name="standard">
      <style:graphic-properties draw:stroke="none" draw:stroke-dash="Dash_20_1" svg:stroke-width="0cm" svg:stroke-color="#000000" draw:marker-start="" draw:marker-start-center="false" draw:marker-end="" draw:marker-end-center="false" svg:stroke-opacity="100%" draw:stroke-linejoin="round" draw:fill="solid" draw:fill-color="#d6eb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filter="enabled" dr3d:diffuse-color="#00b8ff" dr3d:emissive-color="#800000" dr3d:specular-color="#ffffff" dr3d:shininess="15%" dr3d:shadow="hidden"/>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4cm"/>
    </style:style>
    <style:style style:name="gr1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8" style:family="graphic" style:parent-style-name="standard">
      <style:graphic-properties draw:stroke="none" svg:stroke-width="0cm" dr3d:depth="3.308cm" dr3d:close-front="true" dr3d:close-back="true" dr3d:texture-generation-mode-x="parallel" dr3d:texture-generation-mode-y="parallel"/>
    </style:style>
    <style:style style:name="gr19" style:family="graphic" style:parent-style-name="objectwithoutfill">
      <style:graphic-properties draw:stroke="solid" draw:fill="none" draw:textarea-horizontal-align="center" draw:textarea-vertical-align="middle"/>
    </style:style>
    <style:style style:name="gr2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c852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c852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2" style:family="graphic" style:parent-style-name="standard">
      <style:graphic-properties draw:fill-color="#e6ff00" draw:textarea-horizontal-align="justify" draw:textarea-vertical-align="middle" draw:auto-grow-height="false"/>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fill="hatch" draw:fill-hatch-name="Black_20_-45_20_Degrees" draw:textarea-horizontal-align="center" draw:textarea-vertical-align="middle"/>
    </style:style>
    <style:style style:name="gr25" style:family="graphic" style:parent-style-name="standard">
      <style:graphic-properties draw:fill-color="#e6ff00" draw:opacity="50%" draw:textarea-horizontal-align="justify" draw:textarea-vertical-align="middle" draw:auto-grow-height="false" draw:shadow-opacity="50%"/>
    </style:style>
    <style:style style:name="gr2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cc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7" style:family="graphic" style:parent-style-name="standard">
      <style:graphic-properties draw:stroke="none" svg:stroke-width="0cm" draw:fill-color="#cc6633" draw:shadow="hidden" dr3d:depth="1.061cm" dr3d:close-front="true" dr3d:close-back="true" dr3d:texture-generation-mode-x="parallel" dr3d:texture-generation-mode-y="parallel"/>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2.18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text-properties fo:font-size="20pt"/>
    </style:style>
    <style:style style:name="P5" style:family="paragraph">
      <style:text-properties fo:font-size="20pt" style:font-size-asian="20pt" style:font-size-complex="20pt"/>
    </style:style>
    <style:style style:name="P6" style:family="paragraph">
      <style:text-properties fo:font-size="18pt" style:font-size-asian="18pt" style:font-size-complex="18pt"/>
    </style:style>
    <style:style style:name="T1" style:family="text">
      <style:text-properties fo:font-size="22pt" style:font-size-asian="22pt" style:font-size-complex="22pt"/>
    </style:style>
    <style:style style:name="T2" style:family="text">
      <style:text-properties fo:font-size="20pt"/>
    </style:style>
    <style:style style:name="T3" style:family="text">
      <style:text-properties fo:font-size="20pt" style:font-size-asian="20pt" style:font-size-complex="20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cm"/>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style:text-properties fo:font-family="StarSymbol" style:font-charset="x-symbol" style:use-window-font-color="true" fo:font-size="45%"/>
      </text:list-level-style-bullet>
      <text:list-level-style-bullet text:level="4" text:bullet-char="●">
        <style:list-level-properties/>
        <style:text-properties fo:font-family="StarSymbol" style:font-charset="x-symbol" style:use-window-font-color="true" fo:font-size="45%"/>
      </text:list-level-style-bullet>
      <text:list-level-style-bullet text:level="5" text:bullet-char="●">
        <style:list-level-properties/>
        <style:text-properties fo:font-family="StarSymbol" style:font-charset="x-symbol" style:use-window-font-color="true" fo:font-size="45%"/>
      </text:list-level-style-bullet>
      <text:list-level-style-bullet text:level="6" text:bullet-char="●">
        <style:list-level-properties/>
        <style:text-properties fo:font-family="StarSymbol" style:font-charset="x-symbol" style:use-window-font-color="true" fo:font-size="45%"/>
      </text:list-level-style-bullet>
      <text:list-level-style-bullet text:level="7" text:bullet-char="●">
        <style:list-level-properties/>
        <style:text-properties fo:font-family="StarSymbol" style:font-charset="x-symbol" style:use-window-font-color="true" fo:font-size="45%"/>
      </text:list-level-style-bullet>
      <text:list-level-style-bullet text:level="8" text:bullet-char="●">
        <style:list-level-properties/>
        <style:text-properties fo:font-family="StarSymbol" style:font-charset="x-symbol" style:use-window-font-color="true" fo:font-size="45%"/>
      </text:list-level-style-bullet>
      <text:list-level-style-bullet text:level="9" text:bullet-char="●">
        <style:list-level-properties/>
        <style:text-properties fo:font-family="StarSymbol" style:font-charset="x-symbol" style:use-window-font-color="true" fo:font-size="45%"/>
      </text:list-level-style-bullet>
      <text:list-level-style-bullet text:level="10" text:bullet-char="●">
        <style:list-level-properties/>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amePlay Design</text:p>
          </draw:text-box>
        </draw:frame>
        <draw:frame presentation:style-name="pr2" draw:text-style-name="P1" draw:layer="layout" svg:width="25.199cm" svg:height="12.18cm" svg:x="1.4cm" svg:y="4.914cm" presentation:class="subtitle">
          <draw:text-box>
            <text:p text:style-name="P1">Ce document s'organise en 2 parties :</text:p>
            <text:list text:style-name="L2">
              <text:list-item>
                <text:p text:style-name="P1">Présentation des "Eléments" de base</text:p>
              </text:list-item>
              <text:list-item>
                <text:p text:style-name="P1">Détail des mécanismes mis en oeuvre</text:p>
              </text:list-item>
            </text:list>
            <text:p text:style-name="P1"/>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draw:frame presentation:style-name="pr1" draw:layer="layout" svg:width="25.199cm" svg:height="3.506cm" svg:x="1.4cm" svg:y="0.837cm" presentation:class="title">
          <draw:text-box>
            <text:p>ELEMENTS DE BASE</text:p>
          </draw:text-box>
        </draw:frame>
        <dr3d:scene draw:style-name="gr2" svg:width="5.676cm" svg:height="4.284cm" svg:x="2cm" svg:y="6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3d:scene draw:style-name="gr4" svg:width="1.503cm" svg:height="5.002cm" svg:x="2.997cm" svg:y="10.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3.997cm" svg:y="11.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5.497cm" svg:y="10.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6" svg:width="5.5cm" svg:height="5.5cm" svg:x="15.5cm" svg:y="5cm" dr3d:transform="matrix (1 0 0 0 0.939692620785931 0.342020143325607 0 -0.342020143325607 0.939692620785931 -0.7505cm 9.79956705945241cm 3.04636778759481cm)" dr3d:vrp="(0 0 10982.8571428571)" dr3d:vpn="(0 0 10002.8571428571)" dr3d:projection="perspective" dr3d:distance="0.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0450365622493101 0.605530118183961 -0.794547030724359 0.955802141315906 0.257436185926527 0.142017170903835 0.290540831410472 -0.753033788184662 -0.590361024404191 12.4342680560197cm -6.66393871321003cm 2.29381136548135cm)" svg:viewBox="-1000 -13001 3501 5501" svg:d="m750-7500 183-14 177-40 170-66 162-90 153-114 145-135 134-156 123-175 112-194 99-211 86-226 72-242 58-254 41-267 26-278 9-288-9-288-26-278-41-267-58-254-72-242-86-226-99-211-112-194-123-175-134-156-145-135-153-114-162-90-170-66-177-40-183-14-183 14-177 40-170 66-162 90-153 114-145 135-134 156-123 175-112 194-99 211-86 226-72 242-58 254-41 267-26 278-9 288 9 288 26 278 41 267 58 254 72 242 86 226 99 211 112 194 123 175 134 156 145 135 153 114 162 90 170 66 177 40zm-1750 0zm3501-5501z"/>
          <dr3d:extrude draw:style-name="gr8" draw:layer="layout" dr3d:transform="matrix (1 0 0 0 1 0 0 0 1 1.37457364192934cm 1.38820435549888cm -0.505265064480183cm)" svg:viewBox="-1000 -13001 3501 5501" svg:d="m183-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1183 1616zm3501-5501z"/>
          <dr3d:extrude draw:style-name="gr8" draw:layer="layout" dr3d:transform="matrix (1 0 0 0 1 0 0 0 1 1.55241849884393cm 1.27562533115325cm -0.46428965061565cm)" svg:viewBox="-1000 -13001 3501 5501" svg:d="m1315-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2315 1616zm3501-5501z"/>
          <dr3d:extrude draw:style-name="gr9" draw:layer="layout" dr3d:transform="matrix (1 0 0 0 1 0 0 0 1 1.55245354720753cm 1.27415958899094cm -0.463756164097465cm)" svg:viewBox="-1000 -13001 3501 5501" svg:d="m-211-11450 116-90 118-78 120-66 120-53 121-42 122-30 122-18 122-6 122 6 122 18 122 30 121 42 120 53 120 66 118 78 116 90m-2711 3950zm3501-5501z"/>
        </dr3d:scene>
        <dr3d:scene draw:style-name="gr10" svg:width="3.499cm" svg:height="3.5cm" svg:x="15.501cm" svg:y="13cm" dr3d:transform="matrix (1 0 0 0 0.939692620785931 0.342020143325607 0 -0.342020143325607 0.939692620785931 0cm 14.5657054684923cm 5.30148323161857cm)" dr3d:vrp="(0 0 30857.1428571429)" dr3d:vpn="(0 0 22857.1428571429)"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17501 4001 4001" svg:d="m2675-13870 955-955v-1350l-955-955h-1350l-955 955v1350l955 955zm-2675 370zm4001-4001z"/>
          <dr3d:rotate draw:style-name="gr12" draw:layer="layout" svg:viewBox="0 -17501 4001 4001" svg:d="m2829-13500 1171-1171-370-154-955 955zm-1658-4000-1171 1171 370 154 955-955zm-1171 4000zm4001-4001z"/>
          <dr3d:rotate draw:style-name="gr13" draw:layer="layout" svg:viewBox="0 -17500 4000 4000" svg:d="m2829-13500 1171-1171-370-154-955 955zm-1658-4000-1171 1171 370 154 955-955z"/>
          <dr3d:rotate draw:style-name="gr14" draw:layer="layout" svg:viewBox="0 -17501 4001 4001" svg:d="m4000-14671v-1658l-370 154v1350zm-1171-2829h-1658l154 370h1350zm-2829 4000zm4001-4001z"/>
          <dr3d:rotate draw:style-name="gr13" draw:layer="layout" svg:viewBox="1171 -17500 2829 2829" svg:d="m4000-14671v-1658l-370 154v1350zm-1171-2829h-1658l154 370h1350z"/>
          <dr3d:rotate draw:style-name="gr15" draw:layer="layout" svg:viewBox="0 -17501 4001 4001" svg:d="m4000-16329-1171-1171-154 370 955 955zm-4000 2829zm4001-4001z"/>
          <dr3d:rotate draw:style-name="gr13" draw:layer="layout" svg:viewBox="2675 -17500 1325 1325" svg:d="m4000-16329-1171-1171-154 370 955 955z"/>
          <dr3d:rotate draw:style-name="gr15" draw:layer="layout" svg:viewBox="0 -17501 4001 4001" svg:d="m0-16329v1658l370-154v-1350zm1171 2829h1658l-154-370h-1350zm-1171 0zm4001-4001z"/>
          <dr3d:rotate draw:style-name="gr13" draw:layer="layout" svg:viewBox="0 -16329 2829 2829" svg:d="m0-16329v1658l370-154v-1350zm1171 2829h1658l-154-370h-1350z"/>
          <dr3d:rotate draw:style-name="gr15" draw:layer="layout" svg:viewBox="0 -17501 4001 4001" svg:d="m0-14671 1171 1171 154-370-955-955zm0 1171zm4001-4001z"/>
          <dr3d:rotate draw:style-name="gr13" draw:layer="layout" svg:viewBox="0 -14825 1325 1325" svg:d="m0-14671 1171 1171 154-370-955-955z"/>
        </dr3d:scene>
        <draw:frame draw:style-name="gr16" draw:text-style-name="P2" draw:layer="layout" svg:width="4.5cm" svg:height="1.115cm" svg:x="7.5cm" svg:y="7.385cm">
          <draw:text-box>
            <text:p><text:span text:style-name="T1">Obstacle</text:span></text:p>
          </draw:text-box>
        </draw:frame>
        <draw:frame draw:style-name="gr16" draw:text-style-name="P2" draw:layer="layout" svg:width="4.5cm" svg:height="1.115cm" svg:x="20.5cm" svg:y="7cm">
          <draw:text-box>
            <text:p><text:span text:style-name="T1">Monstre</text:span></text:p>
          </draw:text-box>
        </draw:frame>
        <draw:frame draw:style-name="gr16" draw:text-style-name="P2" draw:layer="layout" svg:width="4.5cm" svg:height="1.115cm" svg:x="20.5cm" svg:y="13.885cm">
          <draw:text-box>
            <text:p><text:span text:style-name="T1">Objet</text:span></text:p>
          </draw:text-box>
        </draw:frame>
        <draw:frame draw:style-name="gr16" draw:text-style-name="P2" draw:layer="layout" svg:width="4.5cm" svg:height="1.115cm" svg:x="7.5cm" svg:y="13.5cm">
          <draw:text-box>
            <text:p><text:span text:style-name="T1">Piège</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dr3d:scene draw:style-name="gr17" svg:width="28.717cm" svg:height="18.524cm" svg:x="0.234cm" svg:y="3.362cm" dr3d:transform="matrix (1 0 0 0 0.939692620785931 0.342020143325607 0 -0.342020143325607 0.939692620785931 -13cm 10.4324738353128cm 2.03695991013894cm)" dr3d:vrp="(0 0 46168)" dr3d:vpn="(0 0 42860)" dr3d:projection="perspective" dr3d:distance="3.30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19" draw:text-style-name="P3" draw:layer="layout" svg:x1="11.4cm" svg:y1="5.3cm" svg:x2="22.4cm" svg:y2="12.8cm">
          <text:p/>
        </draw:line>
        <draw:line draw:style-name="gr19" draw:text-style-name="P3" draw:layer="layout" svg:x1="7.799cm" svg:y1="7.399cm" svg:x2="18.1cm" svg:y2="15.6cm">
          <text:p/>
        </draw:line>
        <draw:line draw:style-name="gr19" draw:text-style-name="P3" draw:layer="layout" svg:x1="7cm" svg:y1="12.2cm" svg:x2="18cm" svg:y2="5.7cm">
          <text:p/>
        </draw:line>
        <draw:line draw:style-name="gr19" draw:text-style-name="P3" draw:layer="layout" svg:x1="10.799cm" svg:y1="15.399cm" svg:x2="22cm" svg:y2="8.2cm">
          <text:p/>
        </draw:line>
        <draw:frame presentation:style-name="pr5" draw:layer="layout" svg:width="25.199cm" svg:height="3.506cm" svg:x="1.401cm" svg:y="0.837cm" presentation:class="title" presentation:user-transformed="true">
          <draw:text-box>
            <text:p>Tile vierge</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draw:text-box>
              <text:p>La hauteur du point de vue sur la tile, ses dimensions ainsi que la matérialisation des murs impacteront fortement la jouabilité. Des tests sont nécessaires pour trouver le bon compromis.</text:p>
            </draw:text-box>
          </draw:frame>
        </presentation:notes>
      </draw:page>
      <draw:page draw:name="page4" draw:style-name="dp1" draw:master-page-name="Default">
        <dr3d:scene draw:style-name="gr17" svg:width="28.717cm" svg:height="18.524cm" svg:x="0.234cm" svg:y="3.362cm" dr3d:transform="matrix (1 0 0 0 0.939692620785931 0.342020143325607 0 -0.342020143325607 0.939692620785931 -13cm 10.4324738353128cm 2.03695991013894cm)" dr3d:vrp="(0 0 46168)" dr3d:vpn="(0 0 42860)" dr3d:projection="perspective" dr3d:distance="3.30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19" draw:text-style-name="P3" draw:layer="layout" svg:x1="11.4cm" svg:y1="5.3cm" svg:x2="22.4cm" svg:y2="12.8cm">
          <text:p/>
        </draw:line>
        <draw:line draw:style-name="gr19" draw:text-style-name="P3" draw:layer="layout" svg:x1="7.799cm" svg:y1="7.399cm" svg:x2="18.1cm" svg:y2="15.6cm">
          <text:p/>
        </draw:line>
        <draw:line draw:style-name="gr19" draw:text-style-name="P3" draw:layer="layout" svg:x1="7cm" svg:y1="12.2cm" svg:x2="18cm" svg:y2="5.7cm">
          <text:p/>
        </draw:line>
        <draw:line draw:style-name="gr19" draw:text-style-name="P3" draw:layer="layout" svg:x1="10.799cm" svg:y1="15.399cm" svg:x2="22cm" svg:y2="8.2cm">
          <text:p/>
        </draw:line>
        <draw:frame presentation:style-name="pr5" draw:layer="layout" svg:width="25.199cm" svg:height="3.506cm" svg:x="1.401cm" svg:y="0.837cm" presentation:class="title" presentation:user-transformed="true">
          <draw:text-box>
            <text:p>Obstacles-Pièges</text:p>
          </draw:text-box>
        </draw:frame>
        <dr3d:scene draw:style-name="gr2" svg:width="5.676cm" svg:height="4.284cm" svg:x="11.824cm" svg:y="13.716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3d:scene draw:style-name="gr2" svg:width="5.676cm" svg:height="4.284cm" svg:x="12cm" svg:y="8.216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3d:scene draw:style-name="gr2" svg:width="5.676cm" svg:height="4.284cm" svg:x="15.824cm" svg:y="11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3d:scene draw:style-name="gr4" svg:width="1.503cm" svg:height="5.002cm" svg:x="5cm" svg:y="5.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6.5cm" svg:y="4.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6cm" svg:y="6.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7.5cm" svg:y="5.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20.497cm" svg:y="6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21.497cm" svg:y="6.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22.997cm" svg:y="6.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draw:text-box>
              <text:p><text:span text:style-name="T2">Si les obtacles seront toujours visibles, certains pièges pourront être dissimulés et/ou activés par des déclencheurs, éventuellement situés sur d'autres cases que le piège lui-même.</text:span></text:p>
            </draw:text-box>
          </draw:frame>
        </presentation:notes>
      </draw:page>
      <draw:page draw:name="page5" draw:style-name="dp1" draw:master-page-name="Default">
        <dr3d:scene draw:style-name="gr17" svg:width="28.717cm" svg:height="18.524cm" svg:x="0.234cm" svg:y="3.362cm" dr3d:transform="matrix (1 0 0 0 0.939692620785931 0.342020143325607 0 -0.342020143325607 0.939692620785931 -13cm 10.4324738353128cm 2.03695991013894cm)" dr3d:vrp="(0 0 46168)" dr3d:vpn="(0 0 42860)" dr3d:projection="perspective" dr3d:distance="3.30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19" draw:text-style-name="P3" draw:layer="layout" svg:x1="11.4cm" svg:y1="5.3cm" svg:x2="22.4cm" svg:y2="12.8cm">
          <text:p/>
        </draw:line>
        <draw:line draw:style-name="gr19" draw:text-style-name="P3" draw:layer="layout" svg:x1="7.799cm" svg:y1="7.399cm" svg:x2="18.1cm" svg:y2="15.6cm">
          <text:p/>
        </draw:line>
        <draw:line draw:style-name="gr19" draw:text-style-name="P3" draw:layer="layout" svg:x1="7cm" svg:y1="12.2cm" svg:x2="18cm" svg:y2="5.7cm">
          <text:p/>
        </draw:line>
        <draw:line draw:style-name="gr19" draw:text-style-name="P3" draw:layer="layout" svg:x1="10.799cm" svg:y1="15.399cm" svg:x2="22cm" svg:y2="8.2cm">
          <text:p/>
        </draw:line>
        <draw:frame presentation:style-name="pr5" draw:layer="layout" svg:width="25.199cm" svg:height="3.506cm" svg:x="1.401cm" svg:y="0.837cm" presentation:class="title" presentation:user-transformed="true">
          <draw:text-box>
            <text:p>Monstres-Objets</text:p>
          </draw:text-box>
        </draw:frame>
        <dr3d:scene draw:style-name="gr6" svg:width="5.5cm" svg:height="5.5cm" svg:x="12.5cm" svg:y="7.5cm" dr3d:transform="matrix (1 0 0 0 0.939692620785931 0.342020143325607 0 -0.342020143325607 0.939692620785931 -0.7505cm 9.79956705945241cm 3.04636778759481cm)" dr3d:vrp="(0 0 10982.8571428571)" dr3d:vpn="(0 0 10002.8571428571)" dr3d:projection="perspective" dr3d:distance="0.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0450365622493101 0.605530118183961 -0.794547030724359 0.955802141315906 0.257436185926527 0.142017170903835 0.290540831410472 -0.753033788184662 -0.590361024404191 12.4342680560197cm -6.66393871321003cm 2.29381136548135cm)" svg:viewBox="-1000 -13001 3501 5501" svg:d="m750-7500 183-14 177-40 170-66 162-90 153-114 145-135 134-156 123-175 112-194 99-211 86-226 72-242 58-254 41-267 26-278 9-288-9-288-26-278-41-267-58-254-72-242-86-226-99-211-112-194-123-175-134-156-145-135-153-114-162-90-170-66-177-40-183-14-183 14-177 40-170 66-162 90-153 114-145 135-134 156-123 175-112 194-99 211-86 226-72 242-58 254-41 267-26 278-9 288 9 288 26 278 41 267 58 254 72 242 86 226 99 211 112 194 123 175 134 156 145 135 153 114 162 90 170 66 177 40zm-1750 0zm3501-5501z"/>
          <dr3d:extrude draw:style-name="gr8" draw:layer="layout" dr3d:transform="matrix (1 0 0 0 1 0 0 0 1 1.37457364192934cm 1.38820435549888cm -0.505265064480183cm)" svg:viewBox="-1000 -13001 3501 5501" svg:d="m183-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1183 1616zm3501-5501z"/>
          <dr3d:extrude draw:style-name="gr8" draw:layer="layout" dr3d:transform="matrix (1 0 0 0 1 0 0 0 1 1.55241849884393cm 1.27562533115325cm -0.46428965061565cm)" svg:viewBox="-1000 -13001 3501 5501" svg:d="m1315-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2315 1616zm3501-5501z"/>
          <dr3d:extrude draw:style-name="gr9" draw:layer="layout" dr3d:transform="matrix (1 0 0 0 1 0 0 0 1 1.55245354720753cm 1.27415958899094cm -0.463756164097465cm)" svg:viewBox="-1000 -13001 3501 5501" svg:d="m-211-11450 116-90 118-78 120-66 120-53 121-42 122-30 122-18 122-6 122 6 122 18 122 30 121 42 120 53 120 66 118 78 116 90m-2711 3950zm3501-5501z"/>
        </dr3d:scene>
        <dr3d:scene draw:style-name="gr6" svg:width="5.5cm" svg:height="5.5cm" svg:x="20cm" svg:y="7.5cm" dr3d:transform="matrix (1 0 0 0 0.939692620785931 0.342020143325607 0 -0.342020143325607 0.939692620785931 -0.7505cm 9.79956705945241cm 3.04636778759481cm)" dr3d:vrp="(0 0 10982.8571428571)" dr3d:vpn="(0 0 10002.8571428571)" dr3d:projection="perspective" dr3d:distance="0.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0450365622493101 0.605530118183961 -0.794547030724359 0.955802141315906 0.257436185926527 0.142017170903835 0.290540831410472 -0.753033788184662 -0.590361024404191 12.4342680560197cm -6.66393871321003cm 2.29381136548135cm)" svg:viewBox="-1000 -13001 3501 5501" svg:d="m750-7500 183-14 177-40 170-66 162-90 153-114 145-135 134-156 123-175 112-194 99-211 86-226 72-242 58-254 41-267 26-278 9-288-9-288-26-278-41-267-58-254-72-242-86-226-99-211-112-194-123-175-134-156-145-135-153-114-162-90-170-66-177-40-183-14-183 14-177 40-170 66-162 90-153 114-145 135-134 156-123 175-112 194-99 211-86 226-72 242-58 254-41 267-26 278-9 288 9 288 26 278 41 267 58 254 72 242 86 226 99 211 112 194 123 175 134 156 145 135 153 114 162 90 170 66 177 40zm-1750 0zm3501-5501z"/>
          <dr3d:extrude draw:style-name="gr8" draw:layer="layout" dr3d:transform="matrix (1 0 0 0 1 0 0 0 1 1.37457364192934cm 1.38820435549888cm -0.505265064480183cm)" svg:viewBox="-1000 -13001 3501 5501" svg:d="m183-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1183 1616zm3501-5501z"/>
          <dr3d:extrude draw:style-name="gr8" draw:layer="layout" dr3d:transform="matrix (1 0 0 0 1 0 0 0 1 1.55241849884393cm 1.27562533115325cm -0.46428965061565cm)" svg:viewBox="-1000 -13001 3501 5501" svg:d="m1315-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2315 1616zm3501-5501z"/>
          <dr3d:extrude draw:style-name="gr9" draw:layer="layout" dr3d:transform="matrix (1 0 0 0 1 0 0 0 1 1.55245354720753cm 1.27415958899094cm -0.463756164097465cm)" svg:viewBox="-1000 -13001 3501 5501" svg:d="m-211-11450 116-90 118-78 120-66 120-53 121-42 122-30 122-18 122-6 122 6 122 18 122 30 121 42 120 53 120 66 118 78 116 90m-2711 3950zm3501-5501z"/>
        </dr3d:scene>
        <dr3d:scene draw:style-name="gr20" svg:width="4.038cm" svg:height="4.3cm" svg:x="8.393cm" svg:y="10.785cm" dr3d:transform="matrix (1 0 0 0 0.939692620785931 0.342020143325607 0 -0.342020143325607 0.939692620785931 -10.0005cm 12.0928783179835cm 4.05505788940733cm)" dr3d:vrp="(0 0 9224.28571428571)" dr3d:vpn="(0 0 8574.28571428571)" dr3d:projection="perspective" dr3d:distance="0.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dr3d:transform="matrix (0.829488205378435 0.441403278851016 -0.342216981690913 0.268284627371627 -0.852289952199203 -0.449026943619587 -0.489870060173233 0.280650998216406 -0.82538617709895 5.29297223465943cm -28.3087501390626cm -1.8352096491243cm)" svg:viewBox="8500 -14001 3001 2501" svg:d="m11501-12284h-1484v784l-1517-1250 1517-1251v784h1484zm-3001 784zm3001-2501z"/>
        </dr3d:scene>
        <dr3d:scene draw:style-name="gr20" svg:width="4.038cm" svg:height="4.3cm" svg:x="16.5cm" svg:y="10.7cm" dr3d:transform="matrix (1 0 0 0 0.939692620785931 0.342020143325607 0 -0.342020143325607 0.939692620785931 -10.0005cm 12.0928783179835cm 4.05505788940733cm)" dr3d:vrp="(0 0 9224.28571428571)" dr3d:vpn="(0 0 8574.28571428571)" dr3d:projection="perspective" dr3d:distance="0.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dr3d:transform="matrix (0.829488205378435 0.441403278851016 -0.342216981690913 0.268284627371627 -0.852289952199203 -0.449026943619587 -0.489870060173233 0.280650998216406 -0.82538617709895 5.29297223465943cm -28.3087501390626cm -1.8352096491243cm)" svg:viewBox="8500 -14001 3001 2501" svg:d="m11501-12284h-1484v784l-1517-1250 1517-1251v784h1484zm-3001 784zm3001-2501z"/>
        </dr3d:scene>
        <dr3d:scene draw:style-name="gr10" svg:width="3.499cm" svg:height="3.5cm" svg:x="16.5cm" svg:y="5.5cm" dr3d:transform="matrix (1 0 0 0 0.939692620785931 0.342020143325607 0 -0.342020143325607 0.939692620785931 0cm 14.5657054684923cm 5.30148323161857cm)" dr3d:vrp="(0 0 30857.1428571429)" dr3d:vpn="(0 0 22857.1428571429)"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17501 4001 4001" svg:d="m2675-13870 955-955v-1350l-955-955h-1350l-955 955v1350l955 955zm-2675 370zm4001-4001z"/>
          <dr3d:rotate draw:style-name="gr12" draw:layer="layout" svg:viewBox="0 -17501 4001 4001" svg:d="m2829-13500 1171-1171-370-154-955 955zm-1658-4000-1171 1171 370 154 955-955zm-1171 4000zm4001-4001z"/>
          <dr3d:rotate draw:style-name="gr13" draw:layer="layout" svg:viewBox="0 -17500 4000 4000" svg:d="m2829-13500 1171-1171-370-154-955 955zm-1658-4000-1171 1171 370 154 955-955z"/>
          <dr3d:rotate draw:style-name="gr14" draw:layer="layout" svg:viewBox="0 -17501 4001 4001" svg:d="m4000-14671v-1658l-370 154v1350zm-1171-2829h-1658l154 370h1350zm-2829 4000zm4001-4001z"/>
          <dr3d:rotate draw:style-name="gr13" draw:layer="layout" svg:viewBox="1171 -17500 2829 2829" svg:d="m4000-14671v-1658l-370 154v1350zm-1171-2829h-1658l154 370h1350z"/>
          <dr3d:rotate draw:style-name="gr15" draw:layer="layout" svg:viewBox="0 -17501 4001 4001" svg:d="m4000-16329-1171-1171-154 370 955 955zm-4000 2829zm4001-4001z"/>
          <dr3d:rotate draw:style-name="gr13" draw:layer="layout" svg:viewBox="2675 -17500 1325 1325" svg:d="m4000-16329-1171-1171-154 370 955 955z"/>
          <dr3d:rotate draw:style-name="gr15" draw:layer="layout" svg:viewBox="0 -17501 4001 4001" svg:d="m0-16329v1658l370-154v-1350zm1171 2829h1658l-154-370h-1350zm-1171 0zm4001-4001z"/>
          <dr3d:rotate draw:style-name="gr13" draw:layer="layout" svg:viewBox="0 -16329 2829 2829" svg:d="m0-16329v1658l370-154v-1350zm1171 2829h1658l-154-370h-1350z"/>
          <dr3d:rotate draw:style-name="gr15" draw:layer="layout" svg:viewBox="0 -17501 4001 4001" svg:d="m0-14671 1171 1171 154-370-955-955zm0 1171zm4001-4001z"/>
          <dr3d:rotate draw:style-name="gr13" draw:layer="layout" svg:viewBox="0 -14825 1325 1325" svg:d="m0-14671 1171 1171 154-370-955-955z"/>
        </dr3d:scene>
        <presentation:notes draw:style-name="dp2">
          <draw:page-thumbnail draw:style-name="gr1" draw:layer="layout" svg:width="14.848cm" svg:height="11.136cm" svg:x="3.075cm" svg:y="2.257cm" draw:page-number="5" presentation:class="page"/>
          <draw:frame presentation:style-name="pr4" draw:text-style-name="P4" draw:layer="layout" svg:width="16.799cm" svg:height="13.364cm" svg:x="2.1cm" svg:y="14.107cm" presentation:class="notes">
            <draw:text-box>
              <text:p><text:span text:style-name="T2">Les monstres auront des zones d'actions propres et certains pourront se déplacer dans une certaine mesure. Les objets seront dissimulés dans des coffres.</text:span></text:p>
            </draw:text-box>
          </draw:frame>
        </presentation:notes>
      </draw:page>
      <draw:page draw:name="page6" draw:style-name="dp1" draw:master-page-name="Default" presentation:presentation-page-layout-name="AL1T0">
        <draw:frame presentation:style-name="pr5" draw:layer="layout" svg:width="25.199cm" svg:height="3.506cm" svg:x="1.4cm" svg:y="0.837cm" presentation:class="title">
          <draw:text-box>
            <text:p>MECANISMES</text:p>
          </draw:text-box>
        </draw:frame>
        <draw:frame presentation:style-name="pr2" draw:text-style-name="P1" draw:layer="layout" svg:width="25.199cm" svg:height="12.18cm" svg:x="1.4cm" svg:y="4.914cm" presentation:class="subtitle" presentation:user-transformed="true">
          <draw:text-box>
            <text:p>Cette partie décrit le mode de fonctionnement des éléments sus-cités ainsi que leurs objectifs et leurs possibilités de combinaison et d'évolution.</text:p>
          </draw:text-box>
        </draw:fram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Les Obstacles</text:p>
          </draw:text-box>
        </draw:frame>
        <draw:frame presentation:style-name="pr6" draw:text-style-name="P5" draw:layer="layout" svg:width="25.199cm" svg:height="14.297cm" svg:x="1.4cm" svg:y="4.914cm" presentation:class="outline" presentation:user-transformed="true">
          <draw:text-box>
            <text:list text:style-name="L4">
              <text:list-item>
                <text:p><text:span text:style-name="T3">Ils ne peuvent être placés que sur des tiles libres et vierges</text:span></text:p>
              </text:list-item>
              <text:list-item>
                <text:p><text:span text:style-name="T3">Ils peuvent être de tailles diverses (1 case, 2 cases, plus?)</text:span></text:p>
              </text:list-item>
              <text:list-item>
                <text:p><text:span text:style-name="T3">Ils peuvent être détruits et de résistance différente</text:span></text:p>
              </text:list-item>
              <text:list-item>
                <text:p><text:span text:style-name="T3">Ils n'infligent aucun dégât (à discuter).</text:span></text:p>
              </text:list-item>
              <text:list-item>
                <text:p><text:span text:style-name="T3">Ils ne peuvent être traversés par un champion sans être détruits.</text:span></text:p>
              </text:list-item>
              <text:list-item>
                <text:p><text:span text:style-name="T3">Ils sont tous immobiles (à discuter...pb gestion de collision)</text:span></text:p>
              </text:list-item>
              <text:list-item>
                <text:p><text:span text:style-name="T3">Leur objectif est de forcer le joueur à emprunter un chemin donné, à rallonger son trajet, à masquer des monstres, des pièges ou des objets. Le joueur devra toujours se demander s'il vaut mieux contourner l'obstacle ou prendre le temps de le détruire. Chaque décision aura un coût différent.</text:span></text:p>
              </text:list-item>
              <text:list-item>
                <text:p><text:span text:style-name="T3">Aucun obstacle ne doit entraver le chemin critique d'un labyrinthe, afin d'éviter tout abus d'usage et de garantir la faisabilité du labyrinthe</text:span></text:p>
              </text:list-item>
              <text:list-item>
                <text:p><text:span text:style-name="T3">Les obstacles ne peuvent être placés à cheval entre 2 tiles</text:span></text:p>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draw:frame presentation:style-name="pr5" draw:layer="layout" svg:width="25.199cm" svg:height="3.506cm" svg:x="1.4cm" svg:y="0.837cm" presentation:class="title">
          <draw:text-box>
            <text:p>Exemple d'obstacle</text:p>
          </draw:text-box>
        </draw:frame>
        <dr3d:scene draw:style-name="gr2" svg:width="5.676cm" svg:height="4.284cm" svg:x="2cm" svg:y="6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frame draw:style-name="gr16" draw:text-style-name="P2" draw:layer="layout" svg:width="6.5cm" svg:height="4.592cm" svg:x="7cm" svg:y="5.5cm">
          <draw:text-box>
            <text:p><text:span text:style-name="T4">Mur</text:span></text:p>
            <text:p><text:span text:style-name="T1">1case</text:span></text:p>
            <text:p><text:span text:style-name="T1">100 PV</text:span></text:p>
            <text:p><text:span text:style-name="T1">Armure : 30</text:span></text:p>
            <text:p><text:span text:style-name="T1">Res.Mag : 300</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Les Pièges</text:p>
          </draw:text-box>
        </draw:frame>
        <draw:frame presentation:style-name="pr6" draw:text-style-name="P6" draw:layer="layout" svg:width="25.199cm" svg:height="14.181cm" svg:x="1.4cm" svg:y="4.414cm" presentation:class="outline" presentation:user-transformed="true">
          <draw:text-box>
            <text:list text:style-name="L4">
              <text:list-item>
                <text:p><text:span text:style-name="T5">Ils ne peuvent être placés que sur des tiles libres et vierges</text:span></text:p>
              </text:list-item>
              <text:list-item>
                <text:p><text:span text:style-name="T5">Ils ont une zone d'activation/déclenchement unique, fixe et de taille variable</text:span></text:p>
              </text:list-item>
              <text:list-item>
                <text:p><text:span text:style-name="T5">Ils ont une zone d'effet unique, fixe et de taille variable. La zone d'effet peut se situer sur une tile verouillée ou sur un élément (obstacle, piège, etc.). Dans ce dernier cas, l'effet pourra être annulé en fonction de la nature de l'élément.</text:span></text:p>
              </text:list-item>
              <text:list-item>
                <text:p><text:span text:style-name="T5">Ils sont indestructibles</text:span></text:p>
              </text:list-item>
              <text:list-item>
                <text:p><text:span text:style-name="T5">La zone d'activation peut être visible ou invisible</text:span></text:p>
              </text:list-item>
              <text:list-item>
                <text:p><text:span text:style-name="T5">Les effets seront toujours annoncés par des indicateurs pour rendre l'esquive possible. Le délai entre l'activation du piège et l'apparition de l'effet est variable en fonction du type de piège et de son niveau.</text:span></text:p>
              </text:list-item>
              <text:list-item>
                <text:p><text:span text:style-name="T5">Si les zones d'activation ne peuvent être placées à cheval entre 2 tiles, les zones d'effet peuvent déborder sur les premières cases des tiles adjacentes</text:span></text:p>
              </text:list-item>
              <text:list-item>
                <text:p><text:span text:style-name="T5">Les pièges interagissent avec les monstres (un monstre peut déclencher un piège s'il se trouve sur la zone d'activation et peut être blessé par un piège s'il se trouve dans la zone d'effet)</text:span></text:p>
              </text:list-item>
            </text:list>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draw:frame presentation:style-name="pr5" draw:layer="layout" svg:width="25.199cm" svg:height="3.506cm" svg:x="1.4cm" svg:y="0.837cm" presentation:class="title" presentation:user-transformed="true">
          <draw:text-box>
            <text:p>Exemple de piège</text:p>
          </draw:text-box>
        </draw:frame>
        <dr3d:scene draw:style-name="gr17" svg:width="28.717cm" svg:height="18.524cm" svg:x="0.235cm" svg:y="3.362cm" dr3d:transform="matrix (1 0 0 0 0.939692620785931 0.342020143325607 0 -0.342020143325607 0.939692620785931 -13cm 10.4324738353128cm 2.03695991013894cm)" dr3d:vrp="(0 0 46168)" dr3d:vpn="(0 0 42860)" dr3d:projection="perspective" dr3d:distance="3.30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19" draw:text-style-name="P3" draw:layer="layout" svg:x1="11.401cm" svg:y1="5.3cm" svg:x2="22.401cm" svg:y2="12.8cm">
          <text:p/>
        </draw:line>
        <draw:line draw:style-name="gr19" draw:text-style-name="P3" draw:layer="layout" svg:x1="7.8cm" svg:y1="7.399cm" svg:x2="18.101cm" svg:y2="15.6cm">
          <text:p/>
        </draw:line>
        <draw:line draw:style-name="gr19" draw:text-style-name="P3" draw:layer="layout" svg:x1="2.5cm" svg:y1="15cm" svg:x2="18.001cm" svg:y2="5.7cm">
          <text:p/>
        </draw:line>
        <draw:line draw:style-name="gr19" draw:text-style-name="P3" draw:layer="layout" svg:x1="6cm" svg:y1="18.5cm" svg:x2="22.001cm" svg:y2="8.2cm">
          <text:p/>
        </draw:line>
        <dr3d:scene draw:style-name="gr4" svg:width="1.503cm" svg:height="5.002cm" svg:x="5.001cm" svg:y="5.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6.501cm" svg:y="4.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6.001cm" svg:y="6.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7.501cm" svg:y="5.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13cm" svg:y="5.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14cm" svg:y="6.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15.5cm" svg:y="5.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aw:custom-shape draw:style-name="gr22" draw:text-style-name="P3" draw:layer="layout" svg:width="5.565cm" svg:height="7.5cm" draw:transform="rotate (1.53588974175501) translate (10.706cm 18.43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3" draw:layer="layout" svg:x1="22cm" svg:y1="18.5cm" svg:x2="15.5cm" svg:y2="16cm">
          <text:p/>
        </draw:line>
        <draw:line draw:style-name="gr23" draw:text-style-name="P3" draw:layer="layout" svg:x1="2.9cm" svg:y1="6.4cm" svg:x2="5cm" svg:y2="9.5cm">
          <text:p/>
        </draw:line>
        <draw:line draw:style-name="gr23" draw:text-style-name="P3" draw:layer="layout" svg:x1="3.5cm" svg:y1="6cm" svg:x2="13cm" svg:y2="10cm">
          <text:p/>
        </draw:line>
        <draw:frame draw:style-name="gr16" draw:text-style-name="P2" draw:layer="layout" svg:width="6.5cm" svg:height="1.115cm" svg:x="20.5cm" svg:y="19cm">
          <draw:text-box>
            <text:p><text:span text:style-name="T1">Zone d'activation </text:span></text:p>
          </draw:text-box>
        </draw:frame>
        <draw:frame draw:style-name="gr16" draw:text-style-name="P2" draw:layer="layout" svg:width="6.5cm" svg:height="1.115cm" svg:x="0cm" svg:y="4.385cm">
          <draw:text-box>
            <text:p><text:span text:style-name="T1">Zone d'effet</text:span></text:p>
          </draw:text-box>
        </draw:frame>
        <dr3d:scene draw:style-name="gr4" svg:width="1.503cm" svg:height="5.002cm" svg:x="3.997cm" svg:y="11.5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4.997cm" svg:y="12.4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3d:scene draw:style-name="gr4" svg:width="1.503cm" svg:height="5.002cm" svg:x="6.497cm" svg:y="11.998cm" dr3d:transform="matrix (1 0 0 0 0.939692620785931 0.342020143325607 0 -0.342020143325607 0.939692620785931 0cm 4.46400979504357cm 1.6247666908683cm)" dr3d:vrp="(0 0 27000)" dr3d:vpn="(0 0 20000)" dr3d:projection="perspective" dr3d:distance="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6501 3501 3501" svg:d="m0-3000 3501-3501h-3501zm0 0zm3501-3501z"/>
        </dr3d:scene>
        <draw:line draw:style-name="gr23" draw:text-style-name="P3" draw:layer="layout" svg:x1="2cm" svg:y1="6.5cm" svg:x2="6.5cm" svg:y2="14.5cm">
          <text:p/>
        </draw:line>
        <dr3d:scene draw:style-name="gr2" svg:width="5.676cm" svg:height="4.284cm" svg:x="12cm" svg:y="3.5cm" dr3d:transform="matrix (1 0 0 0 0.939692620785931 0.342020143325607 0 -0.342020143325607 0.939692620785931 -13cm 10.4324738353128cm 2.03695991013894cm)" dr3d:vrp="(0 0 46170)" dr3d:vpn="(0 0 42860)" dr3d:projection="perspective" dr3d:distance="3.3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23" draw:text-style-name="P3" draw:layer="layout" svg:x1="4cm" svg:y1="5.5cm" svg:x2="15cm" svg:y2="5cm">
          <text:p/>
        </draw:line>
        <draw:line draw:style-name="gr23" draw:text-style-name="P3" draw:layer="layout" svg:x1="19.4cm" svg:y1="5.5cm" svg:x2="17.1cm" svg:y2="5.5cm">
          <text:p/>
        </draw:line>
        <draw:frame draw:style-name="gr16" draw:text-style-name="P2" draw:layer="layout" svg:width="7.5cm" svg:height="2.843cm" svg:x="20.4cm" svg:y="4.4cm">
          <draw:text-box>
            <text:p><text:span text:style-name="T1">Effet annulé à cause de l'élément prioritaire</text:span></text:p>
          </draw:text-box>
        </draw:frame>
        <draw:path draw:style-name="gr24" draw:text-style-name="P3" draw:layer="layout" svg:width="1.404cm" svg:height="1.502cm" svg:x="12.5cm" svg:y="14.996cm" svg:viewBox="0 0 1405 1503" svg:d="m176 881c-159 103-219 323-143 475 84 168 321 151 492 143 231-11 139-263 111-412-38-201 251-237 411-238 212-2 231-245 317-380 90-142 31-387-174-365-164 17-344-188-475-63-129 123-270 273-254 475l64 159-127 127z">
          <text:p/>
        </draw:path>
        <draw:path draw:style-name="gr24" draw:text-style-name="P3" draw:layer="layout" svg:width="1.404cm" svg:height="1.502cm" draw:transform="rotate (-1.5707963267949) translate (15.9995409986549cm 14.5952009933291cm)" svg:viewBox="0 0 1405 1503" svg:d="m1229 881c159 103 219 323 143 475-85 168-321 151-492 143-231-11-139-263-111-412 38-201-251-237-411-238-212-2-231-245-317-380-90-142-31-387 174-365 164 17 344-188 475-63 129 123 270 273 254 475l-64 159 127 127z">
          <text:p/>
        </draw:path>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Les monstres</text:p>
          </draw:text-box>
        </draw:frame>
        <draw:frame presentation:style-name="pr6" draw:layer="layout" svg:width="25.199cm" svg:height="14.893cm" svg:x="1.4cm" svg:y="4.914cm" presentation:class="outline" presentation:user-transformed="true">
          <draw:text-box>
            <text:list text:style-name="L4">
              <text:list-item>
                <text:p><text:span text:style-name="T5">Ils ne peuvent être placés que sur des tiles libres et vierges</text:span></text:p>
              </text:list-item>
              <text:list-item>
                <text:p><text:span text:style-name="T5">Ils ont une zone de réveil unique et de taille variable, indépendante de leur taille (unique et de taille variable)</text:span></text:p>
              </text:list-item>
              <text:list-item>
                <text:p><text:span text:style-name="T5">Ils ont une zone d'effet unique et de taille variable. La zone d'effet peut se situer sur une tile verouillée ou sur un élément (obstacle, piège, etc.). Dans ce dernier cas, l'effet pourra être annulé en fonction de la nature de l'élément.</text:span></text:p>
              </text:list-item>
              <text:list-item>
                <text:p><text:span text:style-name="T5">Ils sont destructibles et d'endurance variable</text:span></text:p>
              </text:list-item>
              <text:list-item>
                <text:p><text:span text:style-name="T5">Ils sont visibles et ne peuvent être traversés par le champion à moins d'être détruits.</text:span></text:p>
              </text:list-item>
              <text:list-item>
                <text:p><text:span text:style-name="T5">Certains effets seront annoncés par des indicateurs pour rendre l'esquive possible, avec des délais variables.</text:span></text:p>
              </text:list-item>
              <text:list-item>
                <text:p><text:span text:style-name="T5">Les monstres ne peuvent être placés à cheval entre deux tiles. En revanche, leur zone de réveil peut déborder sur les premières cases des tiles adjacentes, tout comme leur zone d'effet.</text:span></text:p>
              </text:list-item>
              <text:list-item>
                <text:p><text:span text:style-name="T5">Les monstres interagissent avec les pièges (un monstre peut déclencher un piège s'il se trouve sur la zone d'activation et peut être blessé par un piège s'il se trouve dans la zone d'effet)</text:span></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draw:frame presentation:style-name="pr5" draw:layer="layout" svg:width="25.199cm" svg:height="3.506cm" svg:x="1.4cm" svg:y="0.837cm" presentation:class="title">
          <draw:text-box>
            <text:p>Exemple de monstre</text:p>
          </draw:text-box>
        </draw:frame>
        <dr3d:scene draw:style-name="gr17" svg:width="28.717cm" svg:height="18.524cm" svg:x="0.235cm" svg:y="3.362cm" dr3d:transform="matrix (1 0 0 0 0.939692620785931 0.342020143325607 0 -0.342020143325607 0.939692620785931 -13cm 10.4324738353128cm 2.03695991013894cm)" dr3d:vrp="(0 0 46168)" dr3d:vpn="(0 0 42860)" dr3d:projection="perspective" dr3d:distance="3.30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dr3d:transform="matrix (0.641266253550475 -0.272642143664306 0.717247414464124 -0.76365560689842 -0.317990104676804 0.561882912518474 0.0748846186472327 -0.908046559833679 -0.412121024778261 -3.41270992449561cm -8.71024226107308cm -1.17856783121373cm)" svg:viewBox="5500 -17000 15000 13000" svg:d="m5500-17000v13000h15000v-13000z"/>
        </dr3d:scene>
        <draw:line draw:style-name="gr19" draw:text-style-name="P3" draw:layer="layout" svg:x1="11.401cm" svg:y1="5.3cm" svg:x2="22.401cm" svg:y2="12.8cm">
          <text:p/>
        </draw:line>
        <draw:line draw:style-name="gr19" draw:text-style-name="P3" draw:layer="layout" svg:x1="7.8cm" svg:y1="7.399cm" svg:x2="18.101cm" svg:y2="15.6cm">
          <text:p/>
        </draw:line>
        <draw:line draw:style-name="gr19" draw:text-style-name="P3" draw:layer="layout" svg:x1="7.001cm" svg:y1="12.2cm" svg:x2="18.001cm" svg:y2="5.7cm">
          <text:p/>
        </draw:line>
        <draw:line draw:style-name="gr19" draw:text-style-name="P3" draw:layer="layout" svg:x1="10.8cm" svg:y1="15.399cm" svg:x2="22.001cm" svg:y2="8.2cm">
          <text:p/>
        </draw:line>
        <draw:custom-shape draw:style-name="gr25" draw:text-style-name="P3" draw:layer="layout" svg:width="15.616cm" svg:height="12.09cm" draw:transform="skewX (7.89151309059892E-017) rotate (-0.436332312998582) translate (12.1cm 0.644cm)">
          <text:p/>
          <draw:enhanced-geometry svg:viewBox="0 0 21600 21600" draw:glue-points="?f6 0 10800 ?f8 ?f11 10800 ?f9 21600 10800 ?f10 ?f5 10800" draw:text-areas="?f3 ?f3 ?f4 ?f4" draw:mirror-horizontal="true" draw:type="parallelogram" draw:modifiers="8598.783377089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3d:scene draw:style-name="gr6" svg:width="5.5cm" svg:height="5.5cm" svg:x="16cm" svg:y="5cm" dr3d:transform="matrix (1 0 0 0 0.939692620785931 0.342020143325607 0 -0.342020143325607 0.939692620785931 -0.7505cm 9.79956705945241cm 3.04636778759481cm)" dr3d:vrp="(0 0 10982.8571428571)" dr3d:vpn="(0 0 10002.8571428571)" dr3d:projection="perspective" dr3d:distance="0.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0450365622493101 0.605530118183961 -0.794547030724359 0.955802141315906 0.257436185926527 0.142017170903835 0.290540831410472 -0.753033788184662 -0.590361024404191 12.4342680560197cm -6.66393871321003cm 2.29381136548135cm)" svg:viewBox="-1000 -13001 3501 5501" svg:d="m750-7500 183-14 177-40 170-66 162-90 153-114 145-135 134-156 123-175 112-194 99-211 86-226 72-242 58-254 41-267 26-278 9-288-9-288-26-278-41-267-58-254-72-242-86-226-99-211-112-194-123-175-134-156-145-135-153-114-162-90-170-66-177-40-183-14-183 14-177 40-170 66-162 90-153 114-145 135-134 156-123 175-112 194-99 211-86 226-72 242-58 254-41 267-26 278-9 288 9 288 26 278 41 267 58 254 72 242 86 226 99 211 112 194 123 175 134 156 145 135 153 114 162 90 170 66 177 40zm-1750 0zm3501-5501z"/>
          <dr3d:extrude draw:style-name="gr8" draw:layer="layout" dr3d:transform="matrix (1 0 0 0 1 0 0 0 1 1.37457364192934cm 1.38820435549888cm -0.505265064480183cm)" svg:viewBox="-1000 -13001 3501 5501" svg:d="m183-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1183 1616zm3501-5501z"/>
          <dr3d:extrude draw:style-name="gr8" draw:layer="layout" dr3d:transform="matrix (1 0 0 0 1 0 0 0 1 1.55241849884393cm 1.27562533115325cm -0.46428965061565cm)" svg:viewBox="-1000 -13001 3501 5501" svg:d="m1315-9116 20-1 19-5 18-7 17-10 17-12 15-14 14-17 14-19 12-21 10-23 10-24 8-26 6-27 4-29 3-30 1-31-1-31-3-30-4-29-6-27-8-26-10-24-10-23-12-21-14-19-14-17-15-14-17-12-17-10-18-7-19-5-20-1-20 1-19 5-18 7-17 10-17 12-15 14-14 17-14 19-12 21-10 23-10 24-8 26-6 27-4 29-3 30-1 31 1 31 3 30 4 29 6 27 8 26 10 24 10 23 12 21 14 19 14 17 15 14 17 12 17 10 18 7 19 5zm-2315 1616zm3501-5501z"/>
          <dr3d:extrude draw:style-name="gr9" draw:layer="layout" dr3d:transform="matrix (1 0 0 0 1 0 0 0 1 1.55245354720753cm 1.27415958899094cm -0.463756164097465cm)" svg:viewBox="-1000 -13001 3501 5501" svg:d="m-211-11450 116-90 118-78 120-66 120-53 121-42 122-30 122-18 122-6 122 6 122 18 122 30 121 42 120 53 120 66 118 78 116 90m-2711 3950zm3501-5501z"/>
        </dr3d:scene>
        <draw:line draw:style-name="gr23" draw:text-style-name="P3" draw:layer="layout" svg:x1="23cm" svg:y1="18cm" svg:x2="23cm" svg:y2="10.5cm">
          <text:p/>
        </draw:line>
        <draw:frame draw:style-name="gr16" draw:text-style-name="P2" draw:layer="layout" svg:width="6.5cm" svg:height="1.115cm" svg:x="21cm" svg:y="18.385cm">
          <draw:text-box>
            <text:p><text:span text:style-name="T1">Zone de réveil </text:span></text:p>
          </draw:text-box>
        </draw:frame>
        <draw:line draw:style-name="gr23" draw:text-style-name="P3" draw:layer="layout" svg:x1="24cm" svg:y1="7.5cm" svg:x2="16.5cm" svg:y2="10.5cm">
          <text:p/>
        </draw:line>
        <dr3d:scene draw:style-name="gr20" svg:width="4.038cm" svg:height="4.3cm" svg:x="12.962cm" svg:y="8.5cm" dr3d:transform="matrix (1 0 0 0 0.939692620785931 0.342020143325607 0 -0.342020143325607 0.939692620785931 -10.0005cm 12.0928783179835cm 4.05505788940733cm)" dr3d:vrp="(0 0 9224.28571428571)" dr3d:vpn="(0 0 8574.28571428571)" dr3d:projection="perspective" dr3d:distance="0.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dr3d:transform="matrix (0.829488205378435 0.441403278851016 -0.342216981690913 0.268284627371627 -0.852289952199203 -0.449026943619587 -0.489870060173233 0.280650998216406 -0.82538617709895 5.29297223465943cm -28.3087501390626cm -1.8352096491243cm)" svg:viewBox="8500 -14001 3001 2501" svg:d="m11501-12284h-1484v784l-1517-1250 1517-1251v784h1484zm-3001 784zm3001-2501z"/>
        </dr3d:scene>
        <dr3d:scene draw:style-name="gr26" svg:width="1.329cm" svg:height="1.31cm" svg:x="11.671cm" svg:y="6.66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3d:scene draw:style-name="gr26" svg:width="2.019cm" svg:height="1.994cm" svg:x="10.284cm" svg:y="6.427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3d:scene draw:style-name="gr26" svg:width="2.718cm" svg:height="2.702cm" svg:x="8.5cm" svg:y="6.298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3d:scene draw:style-name="gr26" svg:width="1.329cm" svg:height="1.31cm" svg:x="19.671cm" svg:y="12.362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3d:scene draw:style-name="gr26" svg:width="2.019cm" svg:height="1.994cm" svg:x="18.284cm" svg:y="12.129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3d:scene draw:style-name="gr26" svg:width="2.718cm" svg:height="2.702cm" svg:x="16.5cm" svg:y="12cm" dr3d:transform="matrix (0.648639287033297 0.12337255509102 0.751030151170543 -0.214550849915472 0.976395199346133 0.0249067760734599 -0.730229421563856 -0.177289670720373 0.659797972517631 -0.239823522075997cm 14.4716548330624cm 2.82912565377163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6000 -16501 4501 4501" svg:d="m-3750-12000 236-11 227-33 218-54 209-74 197-93 186-110 172-128 158-144 144-158 128-172 110-186 93-197 74-209 54-218 33-227 11-236-11-236-33-227-54-218-74-209-93-197-110-186-128-172-144-159-158-143-172-128-186-110-197-93-209-74-218-54-227-33-236-11-236 11-227 33-218 54-209 74-197 93-186 110-172 128-159 143-143 159-128 172-110 186-93 197-74 209-54 218-33 227-11 236 11 236 33 227 54 218 74 209 93 197 110 186 128 172 143 158 159 144 172 128 186 110 197 93 209 74 218 54 227 33zm-2-1124 118-6 113-16 109-27 105-37 98-46 93-56 86-63 79-72 72-79 64-86 55-93 47-99 37-104 27-109 16-113 6-118-6-118-16-113-27-109-37-105-47-98-55-93-64-86-72-79-79-72-86-64-93-55-98-47-105-37-109-27-113-16-118-6-118 6-113 16-109 27-104 37-99 47-93 55-86 64-79 72-72 79-63 86-56 93-46 98-37 105-27 109-16 113-6 118 6 118 16 113 27 109 37 104 46 99 56 93 63 86 72 79 79 72 86 63 93 56 99 46 104 37 109 27 113 16zm-2248 1124zm4501-4501z"/>
        </dr3d:scene>
        <draw:frame draw:style-name="gr16" draw:text-style-name="P2" draw:layer="layout" svg:width="6.5cm" svg:height="1.115cm" svg:x="0.2cm" svg:y="13.885cm">
          <draw:text-box>
            <text:p><text:span text:style-name="T1">Zones d'attaque</text:span></text:p>
          </draw:text-box>
        </draw:frame>
        <draw:line draw:style-name="gr23" draw:text-style-name="P3" draw:layer="layout" svg:x1="3.8cm" svg:y1="13.5cm" svg:x2="11.3cm" svg:y2="8.5cm">
          <text:p/>
        </draw:line>
        <draw:line draw:style-name="gr23" draw:text-style-name="P3" draw:layer="layout" svg:x1="4.5cm" svg:y1="13.5cm" svg:x2="16.5cm" svg:y2="13cm">
          <text:p/>
        </draw:line>
        <draw:frame draw:style-name="gr16" draw:text-style-name="P2" draw:layer="layout" svg:width="5.5cm" svg:height="1.979cm" svg:x="22cm" svg:y="5.421cm">
          <draw:text-box>
            <text:p><text:span text:style-name="T1">Zone de déplacement </text:span></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Les Objets</text:p>
          </draw:text-box>
        </draw:frame>
        <draw:frame presentation:style-name="pr6" draw:layer="layout" svg:width="25.199cm" svg:height="12.257cm" svg:x="1.4cm" svg:y="4.914cm" presentation:class="outline" presentation:user-transformed="true">
          <draw:text-box>
            <text:list text:style-name="L4">
              <text:list-item>
                <text:p><text:span text:style-name="T5">Ils ne peuvent être placés que sur des tiles libres et vierges</text:span></text:p>
              </text:list-item>
              <text:list-item>
                <text:p><text:span text:style-name="T5">Ils ont une taille unitaire fixe et une apparence uniforme (avant d'entrer dans l'inventaire où ils se matérialisent)</text:span></text:p>
              </text:list-item>
              <text:list-item>
                <text:p><text:span text:style-name="T5">Ils ont une durée de vie variable dépendant de l'objet</text:span></text:p>
              </text:list-item>
              <text:list-item>
                <text:p><text:span text:style-name="T5">Ils sont indestructibles et visibles sous leur forme de coffre</text:span></text:p>
              </text:list-item>
              <text:list-item>
                <text:p><text:span text:style-name="T5">Leurs effets sont tous positifs pour le joueur, dans une certaine mesure (ex: si l'armure améliore la résistance physique d'un champion, elle lui fera consommer plus de nourriture dans ses déplacements)</text:span></text:p>
              </text:list-item>
              <text:list-item>
                <text:p><text:span text:style-name="T5">Ils peuvent être détruits pour libérer de la place dans l'inventaire, mais pas jetés au sol</text:span></text:p>
              </text:list-item>
              <text:list-item>
                <text:p><text:span text:style-name="T5">Ils peuvent être stockés définitivement dans un inventaire spécial au cours de la partie. Dans ce cas, ils ne sont pas détruits à la fin de la partie et font partie des objets gagnés par le joueur (qu'il perde ou gagne dans le labyrinthe)</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draw:frame presentation:style-name="pr5" draw:layer="layout" svg:width="25.199cm" svg:height="3.506cm" svg:x="1.4cm" svg:y="0.837cm" presentation:class="title">
          <draw:text-box>
            <text:p>Exemple d'Objet</text:p>
          </draw:text-box>
        </draw:frame>
        <dr3d:scene draw:style-name="gr10" svg:width="3.499cm" svg:height="3.5cm" svg:x="3cm" svg:y="5.5cm" dr3d:transform="matrix (1 0 0 0 0.939692620785931 0.342020143325607 0 -0.342020143325607 0.939692620785931 0cm 14.5657054684923cm 5.30148323161857cm)" dr3d:vrp="(0 0 30857.1428571429)" dr3d:vpn="(0 0 22857.1428571429)"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17501 4001 4001" svg:d="m2675-13870 955-955v-1350l-955-955h-1350l-955 955v1350l955 955zm-2675 370zm4001-4001z"/>
          <dr3d:rotate draw:style-name="gr12" draw:layer="layout" svg:viewBox="0 -17501 4001 4001" svg:d="m2829-13500 1171-1171-370-154-955 955zm-1658-4000-1171 1171 370 154 955-955zm-1171 4000zm4001-4001z"/>
          <dr3d:rotate draw:style-name="gr13" draw:layer="layout" svg:viewBox="0 -17500 4000 4000" svg:d="m2829-13500 1171-1171-370-154-955 955zm-1658-4000-1171 1171 370 154 955-955z"/>
          <dr3d:rotate draw:style-name="gr14" draw:layer="layout" svg:viewBox="0 -17501 4001 4001" svg:d="m4000-14671v-1658l-370 154v1350zm-1171-2829h-1658l154 370h1350zm-2829 4000zm4001-4001z"/>
          <dr3d:rotate draw:style-name="gr13" draw:layer="layout" svg:viewBox="1171 -17500 2829 2829" svg:d="m4000-14671v-1658l-370 154v1350zm-1171-2829h-1658l154 370h1350z"/>
          <dr3d:rotate draw:style-name="gr15" draw:layer="layout" svg:viewBox="0 -17501 4001 4001" svg:d="m4000-16329-1171-1171-154 370 955 955zm-4000 2829zm4001-4001z"/>
          <dr3d:rotate draw:style-name="gr13" draw:layer="layout" svg:viewBox="2675 -17500 1325 1325" svg:d="m4000-16329-1171-1171-154 370 955 955z"/>
          <dr3d:rotate draw:style-name="gr15" draw:layer="layout" svg:viewBox="0 -17501 4001 4001" svg:d="m0-16329v1658l370-154v-1350zm1171 2829h1658l-154-370h-1350zm-1171 0zm4001-4001z"/>
          <dr3d:rotate draw:style-name="gr13" draw:layer="layout" svg:viewBox="0 -16329 2829 2829" svg:d="m0-16329v1658l370-154v-1350zm1171 2829h1658l-154-370h-1350z"/>
          <dr3d:rotate draw:style-name="gr15" draw:layer="layout" svg:viewBox="0 -17501 4001 4001" svg:d="m0-14671 1171 1171 154-370-955-955zm0 1171zm4001-4001z"/>
          <dr3d:rotate draw:style-name="gr13" draw:layer="layout" svg:viewBox="0 -14825 1325 1325" svg:d="m0-14671 1171 1171 154-370-955-955z"/>
        </dr3d:scene>
        <draw:frame draw:style-name="gr16" draw:text-style-name="P2" draw:layer="layout" svg:width="6cm" svg:height="2cm" svg:x="7cm" svg:y="6cm">
          <draw:text-box>
            <text:p><text:span text:style-name="T4">Potion</text:span></text:p>
            <text:p><text:span text:style-name="T1">Rend 100 PV</text:span></text:p>
          </draw:text-box>
        </draw:frame>
        <presentation:notes draw:style-name="dp2">
          <draw:page-thumbnail draw:style-name="gr1"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53M50S</meta:editing-duration>
    <meta:editing-cycles>11</meta:editing-cycles>
    <meta:generator>LibreOffice/3.5$Windows_x86 LibreOffice_project/165a79a-7059095-e13bb37-fef39a4-9503d18</meta:generator>
    <dc:date>2012-06-19T11:38:56.65</dc:date>
    <meta:document-statistic meta:object-count="251"/>
  </office:meta>
</office:document-meta>
</file>